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3.141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2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Utility</text:p>
          </table:table-cell>
          <table:table-cell office:value-type="string">
            <text:p>Mod</text:p>
          </table:table-cell>
          <table:table-cell office:value-type="string">
            <text:p>command</text:p>
          </table:table-cell>
          <table:table-cell office:value-type="string">
            <text:p>mapname</text:p>
          </table:table-cell>
          <table:table-cell office:value-type="string">
            <text:p>tileset</text:p>
          </table:table-cell>
          <table:table-cell office:value-type="string">
            <text:p>Mapeditor</text:p>
          </table:table-cell>
          <table:table-cell office:value-type="string">
            <text:p>Playable</text:p>
          </table:table-cell>
          <table:table-cell office:value-type="string">
            <text:p>Tiles correct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1V2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2V2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3V2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4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6V2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7V1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5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6V2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9V1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1V2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3V2.MAP</text:p>
          </table:table-cell>
          <table:table-cell office:value-type="string">
            <text:p>BLOXBAS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4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9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seems flawless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1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2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5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6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9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9V2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4V1.MAP</text:p>
          </table:table-cell>
          <table:table-cell office:value-type="string">
            <text:p>BLOXWAST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6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8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9V2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2V2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3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6V1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6V2.MAP</text:p>
          </table:table-cell>
          <table:table-cell office:value-type="string">
            <text:p>BLOXWAST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7V1.MAP</text:p>
          </table:table-cell>
          <table:table-cell office:value-type="string">
            <text:p>BLOXWAST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9V2.MAP</text:p>
          </table:table-cell>
          <table:table-cell office:value-type="string">
            <text:p>BLOXBGBS.R8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3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8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2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2V2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3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3V2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7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1V1.MAP</text:p>
          </table:table-cell>
          <table:table-cell office:value-type="string">
            <text:p>BLOXIC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2V1.MAP</text:p>
          </table:table-cell>
          <table:table-cell office:value-type="string">
            <text:p>BLOXTREE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8V1.MAP</text:p>
          </table:table-cell>
          <table:table-cell office:value-type="string">
            <text:p>BLOXBAT.R8</text:p>
          </table:table-cell>
          <table:table-cell table:number-columns-repeated="2" office:value-type="string">
            <text:p>yes</text:p>
          </table:table-cell>
          <table:table-cell office:value-type="string">
            <text:p>no, but clo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H40"/>
        <table:database-range table:target-range-address="Sheet1.A2:Sheet1.AMJ40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12.10.2016</text:date>, <text:time>18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2S</meta:editing-duration>
    <meta:editing-cycles>8</meta:editing-cycles>
    <meta:generator>OpenOffice/4.1.1$Win32 OpenOffice.org_project/411m6$Build-9775</meta:generator>
    <dc:date>2016-10-12T18:05:46.78</dc:date>
    <dc:creator>Constantin Helmig</dc:creator>
    <meta:document-statistic meta:table-count="3" meta:cell-count="320" meta:object-count="0"/>
    <meta:user-defined meta:name="Info 1"/>
    <meta:user-defined meta:name="Info 2"/>
    <meta:user-defined meta:name="Info 3"/>
    <meta:user-defined meta:name="Info 4"/>
  </office:meta>
</office:document-meta>
</file>